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20000031A3E68E93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</office:automatic-styles>
  <office:body>
    <office:presentation>
      <draw:page draw:name="page1" draw:style-name="dp1" draw:master-page-name="Standard" presentation:presentation-page-layout-name="AL1T32">
        <draw:frame presentation:style-name="pr1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screen-saver" xlink:href="Pictures/10000000000004220000031A3E68E93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screen-saver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family="Calibri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family="Calibri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c2300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creen-saver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RMLL Bruxelles - 10/07/2013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9T03:04:12</meta:creation-date>
    <dc:date>2013-06-29T20:17:11</dc:date>
    <meta:editing-duration>PT10M6S</meta:editing-duration>
    <meta:editing-cycles>3</meta:editing-cycles>
    <meta:generator>LibreOffice/3.6$Linux_X86_64 LibreOffice_project/360m1$Build-304</meta:generator>
    <meta:document-statistic meta:object-count="28"/>
  </office:meta>
</office:document-meta>
</file>